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e14a" officeooo:paragraph-rsid="001be14a"/>
    </style:style>
    <style:style style:name="P2" style:family="paragraph" style:parent-style-name="Standard">
      <style:text-properties officeooo:rsid="001d0e7e" officeooo:paragraph-rsid="001d0e7e"/>
    </style:style>
    <style:style style:name="P3" style:family="paragraph" style:parent-style-name="Standard">
      <style:text-properties officeooo:rsid="001df6d3" officeooo:paragraph-rsid="001df6d3"/>
    </style:style>
    <style:style style:name="P4" style:family="paragraph" style:parent-style-name="Standard">
      <style:text-properties officeooo:rsid="001f33c4" officeooo:paragraph-rsid="001f33c4"/>
    </style:style>
    <style:style style:name="T1" style:family="text">
      <style:text-properties officeooo:rsid="001d0e7e"/>
    </style:style>
    <style:style style:name="T2" style:family="text">
      <style:text-properties officeooo:rsid="001df6d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armup Project Writeup</text:p>
      <text:p text:style-name="P1">Sophie</text:p>
      <text:p text:style-name="P1"/>
      <text:p text:style-name="P1">In this warmup project, I implemented wall-following and person-following behaviors into the Neato. <text:span text:style-name="T1">Wall-following was a two state behavior,.When the Neato finds a wall during the searching stage, it triggers the “parallel to wall” state, in which the Neato can simply drive forward while monitoring the distance readings at ~90 and ~270 degree readings to check if the wall still exists. If the distance readings suggest that the wall has disappeared, the Neato goes back into wall searching mode.</text:span></text:p>
      <text:p text:style-name="P1"/>
      <text:p text:style-name="P2">In the person-following code, the Neato only examines the space in the -8 to 8 degree field in its vision. Calculating the average distance and angle of all the detections in that area allows the Neato to assume that anything that the lidar detects in that field is a person.</text:p>
      <text:p text:style-name="P2"/>
      <text:p text:style-name="P2">The code can transition between wall-following and person-following by looking at what is occupying the field in the -8 to 8 degree range. If the detected person is over 2 meters away, the Neato will switch into wall-find mode to see if anything else <text:span text:style-name="T2">is detected and to find a wall to follow. A major issue I had while developing the code was deciding whether a person really was detected. Since a person has a much smaller imprint than a wall when considering the lidar data, it was hard for the Neato to decide whether it was seeing a person or a simply a blip in the map. To counteract this, I fiddled with some of the parameters and increased the number of points to be averaged. However, this problem would ideally be solved with some sort of filtering mechanic in the future.</text:span></text:p>
      <text:p text:style-name="P2"/>
      <text:p text:style-name="P3">Unfortunately, one of the things I'm most unsatisfied with is the way the code is organized. I used a lot of global variables, because using globals is the quick and dirty way of passing variables from function to function. In a simple script like this warmup project, keeping of these globals isn't too big a deal. However, in more complex situations, using global variables will definitely introduce issues where the variables will not match up, or be altered in a place they weren't supposed to. In following projects, I will definitely organize each step of the script in separate classes and functions, instead of relying on global variables and an excess of “if” statements. My code works, but it's not elegant, which makes me unhappy.</text:p>
      <text:p text:style-name="P3"/>
      <text:p text:style-name="P4">I learned quite a bit about interacting with more complex ROS messages in this ROS tutorial. Though not directly implemented in my code, talking with my classmates and seeing their implementations has added a few tools to my code toolbox to be used in future problems. I'm looking forward to no longer doing ROS in a vacuum by myself, and using this class to bounce ideas off of classmates and take further advantage of ROS. A lesson I've learned in this project is to be patient and allocate large sections of time to look over and refine the code. Keeping a clean code workflow is important too, so referring back to previous work isn't so much of a ch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9T23:46:42.808311499</meta:creation-date>
    <dc:date>2014-09-20T00:51:57.431123232</dc:date>
    <meta:editing-duration>PT1H3M55S</meta:editing-duration>
    <meta:editing-cycles>3</meta:editing-cycles>
    <meta:generator>LibreOffice/4.2.6.3$Linux_X86_64 LibreOffice_project/420m0$Build-3</meta:generator>
    <meta:document-statistic meta:table-count="0" meta:image-count="0" meta:object-count="0" meta:page-count="1" meta:paragraph-count="7" meta:word-count="520" meta:character-count="2981" meta:non-whitespace-character-count="2468"/>
  </office:meta>
</office:document-meta>
</file>